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Calve Push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alves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on one leg and push upwards with your calves only; repeat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Box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on one leg; get momentum and jump on the bench; jump back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Long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on one leg; jump as far as possible on one leg; turn and jump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lv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alves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jump with straight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oe Up Marching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rch standing with high knees; lift your toes while march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Leg Rais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move one leg forward upwards; then to the side; then to the back; then forward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idge Walk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your back; lift your hips, that you only touch the floor with heels and shoulders; march on your heel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p Open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on your side and bend one leg in; put the equisided hand on the floor behind your back; push your hips outward upward</text:p>
          </table:table-cell>
          <table:table-cell table:number-columns-repeated="46"/>
        </table:table-row>
        <table:table-row table:style-name="ro1" table:number-rows-repeated="1048500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18:16:25.118793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2-05-06T18:16:59.912456812</dc:date>
    <meta:editing-duration>P49DT12H42M43S</meta:editing-duration>
    <meta:editing-cycles>258</meta:editing-cycles>
    <meta:document-statistic meta:table-count="1" meta:cell-count="862" meta:object-count="0"/>
  </office:meta>
</office:document-meta>
</file>